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b874" officeooo:paragraph-rsid="0005b874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609b3" officeooo:paragraph-rsid="000609b3" style:language-asian="zxx" style:country-asian="none" style:language-complex="zxx" style:country-complex="non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268bd2" loext:opacity="100%" style:font-name="Monospace" fo:font-size="10pt" style:font-size-asian="10pt"/>
    </style:style>
    <style:style style:name="T3" style:family="text">
      <style:text-properties officeooo:rsid="00060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ile tesseract ocr kullanmak için öncelikle <text:span text:style-name="T3">apt ile sisteme tesseract kurulmalıdır ve sonra </text:span>aşağıdaki gibi bir dependency eklenmelidir.</text:p>
      <text:p text:style-name="P1"/>
      <text:p text:style-name="P2"><text:span text:style-name="T1">&lt;</text:span><text:span text:style-name="T2">dependency</text:span><text:span text:style-name="T1">&gt;</text:span></text:p>
      <text:p text:style-name="P2"><text:span text:style-name="T1"><text:s text:c="4"/>&lt;</text:span><text:span text:style-name="T2">groupId</text:span><text:span text:style-name="T1">&gt;net.sourceforge.tess4j&lt;/</text:span><text:span text:style-name="T2">groupId</text:span><text:span text:style-name="T1">&gt;</text:span></text:p>
      <text:p text:style-name="P2"><text:span text:style-name="T1"><text:s text:c="4"/>&lt;</text:span><text:span text:style-name="T2">artifactId</text:span><text:span text:style-name="T1">&gt;tess4j&lt;/</text:span><text:span text:style-name="T2">artifactId</text:span><text:span text:style-name="T1">&gt;</text:span></text:p>
      <text:p text:style-name="P2"><text:span text:style-name="T1"><text:s text:c="4"/>&lt;</text:span><text:span text:style-name="T2">version</text:span><text:span text:style-name="T1">&gt;5.11.0&lt;/</text:span><text:span text:style-name="T2">version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/></text:p>
      <text:p text:style-name="P3"><text:span text:style-name="T1">sonra java uygulaması içerisinde </text:span></text:p>
      <text:p text:style-name="P3"><text:span text:style-name="T1"/></text:p>
      <text:p text:style-name="P3"><text:span text:style-name="T1">Tesseract tesseract= new Tesseract();</text:span></text:p>
      <text:p text:style-name="P3"><text:span text:style-name="T1"/></text:p>
      <text:p text:style-name="P3"><text:span text:style-name="T1">kodu ile tesseract objesi oluşturulmalıdır.</text:span></text:p>
      <text:p text:style-name="P3"><text:span text:style-name="T1"/></text:p>
      <text:p text:style-name="P3"><text:span text:style-name="T1">Sonra</text:span></text:p>
      <text:p text:style-name="P3"><text:span text:style-name="T1"/></text:p>
      <text:p text:style-name="P3"><text:span text:style-name="T1">tesseract.setDataPath("/path/to/tessdata"); </text:span></text:p>
      <text:p text:style-name="P3"><text:span text:style-name="T1"/></text:p>
      <text:p text:style-name="P3"><text:span text:style-name="T1">fonsksiyonu kullanılarak sistemdeki tessdata klasörünün yeri belirtilmelidir.</text:span></text:p>
      <text:p text:style-name="P3"><text:span text:style-name="T1"/></text:p>
      <text:p text:style-name="P3"><text:span text:style-name="T1">Tesseract için diğer önemli parametreler ise </text:span></text:p>
      <text:p text:style-name="P3"><text:span text:style-name="T1"/></text:p>
      <text:p text:style-name="P3"><text:span text:style-name="T1">tesseract.setLanguage("tur"); //bu türkçe için</text:span></text:p>
      <text:p text:style-name="P3"><text:span text:style-name="T1"/></text:p>
      <text:p text:style-name="P3"><text:span text:style-name="T1">tesseract.PageSegMode(6); </text:span></text:p>
      <text:p text:style-name="P3"><text:span text:style-name="T1">//int cinsinden segMode numarası gönderilecek 6 sadece örnek olsun diye</text:span></text:p>
      <text:p text:style-name="P3"><text:span text:style-name="T1"/></text:p>
      <text:p text:style-name="P3"><text:span text:style-name="T1">tesseract.setOcrEngineMode(3); //OcrEngineMod numarası</text:span></text:p>
      <text:p text:style-name="P3"><text:span text:style-name="T1">//ocrEngineMode numarası int cinsinden gönderilecek 3 sadece örnek olsun diy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4:13:51.496193925</meta:creation-date>
    <dc:date>2025-07-05T14:24:08.256955670</dc:date>
    <meta:editing-duration>PT10M1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80" meta:character-count="831" meta:non-whitespace-character-count="753"/>
  </office:meta>
</office:document-meta>
</file>